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8000003933DDEBBD4.png"/>
  <manifest:file-entry manifest:media-type="image/png" manifest:full-path="Pictures/100000000000028A00000395C8AA82F0.png"/>
  <manifest:file-entry manifest:media-type="image/png" manifest:full-path="Pictures/100000000000050D0000039411E2B378.png"/>
  <manifest:file-entry manifest:media-type="image/png" manifest:full-path="Pictures/1000000000000289000003948356F73C.png"/>
  <manifest:file-entry manifest:media-type="image/png" manifest:full-path="Pictures/100000000000050D0000039635006D36.png"/>
  <manifest:file-entry manifest:media-type="image/png" manifest:full-path="Pictures/100000000000028900000394C4A8F786.png"/>
  <manifest:file-entry manifest:media-type="image/png" manifest:full-path="Pictures/1000000000000289000003954C513E85.png"/>
  <manifest:file-entry manifest:media-type="image/png" manifest:full-path="Pictures/1000000000000288000003950A6A3C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6.05cm, 1.72cm, 9.68cm, 3.44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9.799cm" svg:height="27.977cm" draw:transform="rotate (-1.5662584707406) translate (27.91cm 1.2cm)">
          <draw:image xlink:href="Pictures/1000000000000289000003954C513E85.png" xlink:type="simple" xlink:show="embed" xlink:actuate="onLoad">
            <text:p/>
          </draw:image>
        </draw:frame>
        <draw:frame draw:style-name="gr2" draw:layer="layout" svg:width="28cm" svg:height="0.963cm" svg:x="0cm" svg:y="0cm">
          <draw:text-box>
            <text:p text:style-name="P1">Splash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9.791cm" svg:height="27.921cm" draw:transform="rotate (1.571145392645) translate (0.079cm 21.001cm)">
          <draw:image xlink:href="Pictures/100000000000028A00000395C8AA82F0.png" xlink:type="simple" xlink:show="embed" xlink:actuate="onLoad">
            <text:p/>
          </draw:image>
        </draw:frame>
        <draw:frame draw:style-name="gr2" draw:layer="layout" svg:width="28cm" svg:height="0.963cm" svg:x="0cm" svg:y="0.001cm">
          <draw:text-box>
            <text:p text:style-name="P1">Splash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19.837cm" svg:height="28cm" draw:transform="rotate (1.5707963267946) translate (0cm 20.837cm)">
          <draw:image xlink:href="Pictures/1000000000000289000003948356F73C.png" xlink:type="simple" xlink:show="embed" xlink:actuate="onLoad">
            <text:p/>
          </draw:image>
        </draw:frame>
        <draw:frame draw:style-name="gr2" draw:layer="layout" svg:width="28cm" svg:height="0.963cm" svg:x="0cm" svg:y="0.001cm">
          <draw:text-box>
            <text:p text:style-name="P1">Connexion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19.784cm" svg:height="27.999cm" draw:transform="rotate (-1.57079632679579) translate (27.999cm 1.2cm)">
          <draw:image xlink:href="Pictures/1000000000000288000003950A6A3CDF.png" xlink:type="simple" xlink:show="embed" xlink:actuate="onLoad">
            <text:p/>
          </draw:image>
        </draw:frame>
        <draw:frame draw:style-name="gr2" draw:layer="layout" svg:width="28cm" svg:height="0.963cm" svg:x="0cm" svg:y="0.001cm">
          <draw:text-box>
            <text:p text:style-name="P1">Onglet accueil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7.999cm" svg:height="19.834cm" svg:x="0.067cm" svg:y="1.166cm">
          <draw:image xlink:href="Pictures/100000000000050D0000039411E2B378.png" xlink:type="simple" xlink:show="embed" xlink:actuate="onLoad">
            <text:p/>
          </draw:image>
        </draw:frame>
        <draw:frame draw:style-name="gr2" draw:text-style-name="P3" draw:layer="layout" svg:width="28cm" svg:height="0.963cm" svg:x="0cm" svg:y="0.001cm">
          <draw:text-box>
            <text:p text:style-name="P3">Onglet activité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4" draw:text-style-name="P1" draw:layer="layout" svg:width="27.68cm" svg:height="19.6cm" svg:x="0.2cm" svg:y="1.2cm">
          <draw:image xlink:href="Pictures/100000000000028900000394C4A8F786.png" xlink:type="simple" xlink:show="embed" xlink:actuate="onLoad">
            <text:p/>
          </draw:image>
        </draw:frame>
        <draw:frame draw:style-name="gr2" draw:layer="layout" svg:width="28cm" svg:height="0.963cm" svg:x="0cm" svg:y="0.001cm">
          <draw:text-box>
            <text:p text:style-name="P1">Confirmation suppression activ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19.828cm" svg:height="27.999cm" draw:transform="rotate (-1.57079632679579) translate (27.999cm 1.172cm)">
          <draw:image xlink:href="Pictures/1000000000000288000003933DDEBBD4.png" xlink:type="simple" xlink:show="embed" xlink:actuate="onLoad">
            <text:p/>
          </draw:image>
        </draw:frame>
        <draw:frame draw:style-name="gr2" draw:layer="layout" svg:width="28cm" svg:height="0.963cm" svg:x="0cm" svg:y="0.001cm">
          <draw:text-box>
            <text:p text:style-name="P1">Créer une activ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7.999cm" svg:height="19.878cm" svg:x="0.001cm" svg:y="1cm">
          <draw:image xlink:href="Pictures/100000000000050D0000039635006D36.png" xlink:type="simple" xlink:show="embed" xlink:actuate="onLoad">
            <text:p/>
          </draw:image>
        </draw:frame>
        <draw:frame draw:style-name="gr2" draw:layer="layout" svg:width="28cm" svg:height="0.963cm" svg:x="0cm" svg:y="0.001cm">
          <draw:text-box>
            <text:p text:style-name="P1">Onglet profil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el delaby</meta:initial-creator>
    <meta:creation-date>2019-03-15T22:27:26.35</meta:creation-date>
    <meta:editing-duration>PT11M25S</meta:editing-duration>
    <meta:editing-cycles>2</meta:editing-cycles>
    <dc:date>2019-03-15T22:38:38.87</dc:date>
    <dc:creator>mael delaby</dc:creator>
    <meta:document-statistic meta:object-count="53"/>
    <meta:generator>OpenOffice/4.1.4$Win32 OpenOffice.org_project/414m5$Build-9788</meta:generator>
  </office:meta>
</office:document-meta>
</file>